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535c" officeooo:paragraph-rsid="0005535c"/>
    </style:style>
    <style:style style:name="P2" style:family="paragraph" style:parent-style-name="Standard">
      <style:text-properties officeooo:rsid="00055c5d" officeooo:paragraph-rsid="00055c5d"/>
    </style:style>
    <style:style style:name="P3" style:family="paragraph" style:parent-style-name="Standard">
      <style:text-properties officeooo:rsid="00055c5d" officeooo:paragraph-rsid="00065ec7"/>
    </style:style>
    <style:style style:name="P4" style:family="paragraph" style:parent-style-name="Standard">
      <style:text-properties officeooo:rsid="00055c5d" officeooo:paragraph-rsid="000c1e93"/>
    </style:style>
    <style:style style:name="P5" style:family="paragraph" style:parent-style-name="Standard">
      <style:text-properties officeooo:rsid="00065ec7" officeooo:paragraph-rsid="00065ec7"/>
    </style:style>
    <style:style style:name="P6" style:family="paragraph" style:parent-style-name="Standard">
      <style:text-properties officeooo:rsid="0006beed" officeooo:paragraph-rsid="0006beed"/>
    </style:style>
    <style:style style:name="P7" style:family="paragraph" style:parent-style-name="Standard">
      <style:text-properties officeooo:rsid="0006beed" officeooo:paragraph-rsid="000c1e93"/>
    </style:style>
    <style:style style:name="P8" style:family="paragraph" style:parent-style-name="Standard">
      <style:text-properties officeooo:rsid="000718b6" officeooo:paragraph-rsid="000718b6"/>
    </style:style>
    <style:style style:name="P9" style:family="paragraph" style:parent-style-name="Standard">
      <style:text-properties officeooo:rsid="000718b6" officeooo:paragraph-rsid="000c1e93"/>
    </style:style>
    <style:style style:name="P10" style:family="paragraph" style:parent-style-name="Standard">
      <style:text-properties officeooo:rsid="0008aa9e" officeooo:paragraph-rsid="0008aa9e"/>
    </style:style>
    <style:style style:name="P11" style:family="paragraph" style:parent-style-name="Standard">
      <style:text-properties officeooo:rsid="0008aa9e" officeooo:paragraph-rsid="000c1e93"/>
    </style:style>
    <style:style style:name="P12" style:family="paragraph" style:parent-style-name="Standard">
      <style:text-properties officeooo:rsid="000aaa9a" officeooo:paragraph-rsid="000aaa9a"/>
    </style:style>
    <style:style style:name="P13" style:family="paragraph" style:parent-style-name="Standard">
      <style:text-properties officeooo:rsid="000c1e93" officeooo:paragraph-rsid="000c1e93"/>
    </style:style>
    <style:style style:name="P14" style:family="paragraph" style:parent-style-name="Standard">
      <style:text-properties officeooo:rsid="000f3160" officeooo:paragraph-rsid="000f3160"/>
    </style:style>
    <style:style style:name="P15" style:family="paragraph" style:parent-style-name="Standard">
      <style:text-properties officeooo:rsid="001187ee" officeooo:paragraph-rsid="001187ee"/>
    </style:style>
    <style:style style:name="P16" style:family="paragraph" style:parent-style-name="Standard">
      <style:text-properties officeooo:rsid="000f3160" officeooo:paragraph-rsid="000f3160"/>
    </style:style>
    <style:style style:name="T1" style:family="text">
      <style:text-properties officeooo:rsid="000ba639"/>
    </style:style>
    <style:style style:name="T2" style:family="text">
      <style:text-properties officeooo:rsid="000c1e93"/>
    </style:style>
    <style:style style:name="T3" style:family="text">
      <style:text-properties officeooo:rsid="000fe9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 1.<text:span text:style-name="T1">Create a class in Java along with the following fields.classname:Person fields:name,age,gender,address Access in ways like getter and by dot mehod</text:span></text:p>
      <text:p text:style-name="P1"/>
      <text:p text:style-name="P1">class Person</text:p>
      <text:p text:style-name="P1">{</text:p>
      <text:p text:style-name="P1">String name</text:p>
      <text:p text:style-name="P1">int age</text:p>
      <text:p text:style-name="P1">char gender</text:p>
      <text:p text:style-name="P1">String addr</text:p>
      <text:p text:style-name="P1">}</text:p>
      <text:p text:style-name="P1">Person p=new Person()</text:p>
      <text:p text:style-name="P1">p.name="John"</text:p>
      <text:p text:style-name="P1">p.age=34</text:p>
      <text:p text:style-name="P1">p.gender='M'</text:p>
      <text:p text:style-name="P1">p.addr="Rinset Lane,JohensBurg"</text:p>
      <text:p text:style-name="P1">println p.age;</text:p>
      <text:p text:style-name="P1">println p.getName()</text:p>
      <text:p text:style-name="P1">println p.getAge()</text:p>
      <text:p text:style-name="P1"/>
      <text:p text:style-name="P1">Ques 2.<text:span text:style-name="T1">Extend the person class in groovy Add following fields to iy:empId,company,salary access the fields in all known ways like through getter,by dot operator,and by @ operator</text:span></text:p>
      <text:p text:style-name="P1"/>
      <text:p text:style-name="P13"><text:bookmark-start text:name="__DdeLink__278_562246023"/>class Person<text:bookmark-end text:name="__DdeLink__278_562246023"/></text:p>
      <text:p text:style-name="P13">{</text:p>
      <text:p text:style-name="P13">String name</text:p>
      <text:p text:style-name="P13">int age</text:p>
      <text:p text:style-name="P13">char gender</text:p>
      <text:p text:style-name="P13">String addr</text:p>
      <text:p text:style-name="P13">}</text:p>
      <text:p text:style-name="P13"/>
      <text:p text:style-name="P13">class Employee extends Person</text:p>
      <text:p text:style-name="P13">{</text:p>
      <text:p text:style-name="P13">int empid</text:p>
      <text:p text:style-name="P13">String company</text:p>
      <text:p text:style-name="P13">float sal</text:p>
      <text:p text:style-name="P13">}</text:p>
      <text:p text:style-name="P13"/>
      <text:p text:style-name="P13">String getname()</text:p>
      <text:p text:style-name="P13">{</text:p>
      <text:p text:style-name="P13">return ""</text:p>
      <text:p text:style-name="P13">}</text:p>
      <text:p text:style-name="P13"/>
      <text:p text:style-name="P13">Person p=new Person()</text:p>
      <text:p text:style-name="P13"/>
      <text:p text:style-name="P13">Employee e=new Employee()</text:p>
      <text:p text:style-name="P13">e.age=29</text:p>
      <text:p text:style-name="P13">println e.age</text:p>
      <text:p text:style-name="P13">e.addr="Ruhensber,near Dutch Highway,Queens Bridge,London"</text:p>
      <text:p text:style-name="P13">println e.addr</text:p>
      <text:p text:style-name="P13">println e.getAddr()</text:p>
      <text:p text:style-name="P13"/>
      <text:p text:style-name="P13">println(p.name);</text:p>
      <text:p text:style-name="P13"><text:soft-page-break/>println(p.@name);</text:p>
      <text:p text:style-name="P1"/>
      <text:p text:style-name="P1">Ques 3.<text:span text:style-name="T2">Print the pattern</text:span></text:p>
      <text:p text:style-name="P13">*</text:p>
      <text:p text:style-name="P13">**</text:p>
      <text:p text:style-name="P13">***</text:p>
      <text:p text:style-name="P1">****</text:p>
      <text:p text:style-name="P13">4.times{</text:p>
      <text:p text:style-name="P13">println("")</text:p>
      <text:p text:style-name="P13">(2**it).times</text:p>
      <text:p text:style-name="P13">{</text:p>
      <text:p text:style-name="P13">print("*")</text:p>
      <text:p text:style-name="P13">}</text:p>
      <text:p text:style-name="P13">}</text:p>
      <text:p text:style-name="P1"/>
      <text:p text:style-name="P1"/>
      <text:p text:style-name="P2">Ques 4.<text:span text:style-name="T2">Gstring..override the toString() of the person class to return something like...</text:span></text:p>
      <text:p text:style-name="P2"><text:s/><text:span text:style-name="T2">Sachin is man aged 24 who lives at Delhi.He works for intelligrape with employee id 12 and draws $$$$$ lots of money!!!</text:span></text:p>
      <text:p text:style-name="P2"/>
      <text:p text:style-name="P2">String name="Sachin"</text:p>
      <text:p text:style-name="P2">int age=24</text:p>
      <text:p text:style-name="P2">String res="Delhi"</text:p>
      <text:p text:style-name="P2">String company="Intelligrape"</text:p>
      <text:p text:style-name="P2">int empid=12</text:p>
      <text:p text:style-name="P2">def StringSachin="${name},is a man aged,${age}, who lives at ,${res},.He works for,${company}, with ,${empid},and draws \$\$\$\$\$\$ lots of money !!!!! "</text:p>
      <text:p text:style-name="P2">println StringSachin</text:p>
      <text:p text:style-name="P2"/>
      <text:p text:style-name="P2"/>
      <text:p text:style-name="P4">Ques 5.<text:span text:style-name="T2"> Groovy Truth: if('test') { printlnn "test evaluated to true inside if" }</text:span></text:p>
      <text:p text:style-name="P13">try replacing test with various objects and observe its behaviour.</text:p>
      <text:p text:style-name="P13">a) "Test"</text:p>
      <text:p text:style-name="P13">b)'null'</text:p>
      <text:p text:style-name="P13">c) null</text:p>
      <text:p text:style-name="P13">d) 100</text:p>
      <text:p text:style-name="P13">e) 0</text:p>
      <text:p text:style-name="P13">f) empty list</text:p>
      <text:p text:style-name="P13">g) list with all vaues as null List list = new ArrayList() </text:p>
      <text:p text:style-name="P2"/>
      <text:p text:style-name="P2">if("null")</text:p>
      <text:p text:style-name="P2">{</text:p>
      <text:p text:style-name="P2">println "evaluated to true"</text:p>
      <text:p text:style-name="P2">}</text:p>
      <text:p text:style-name="P2">op-evaluated to true</text:p>
      <text:p text:style-name="P2"/>
      <text:p text:style-name="P2">if(null)</text:p>
      <text:p text:style-name="P2">{</text:p>
      <text:p text:style-name="P2">println "evaluated to true"</text:p>
      <text:p text:style-name="P2">}</text:p>
      <text:p text:style-name="P2">op-no output</text:p>
      <text:p text:style-name="P2"/>
      <text:p text:style-name="P2"><text:soft-page-break/>if(100)</text:p>
      <text:p text:style-name="P2">{</text:p>
      <text:p text:style-name="P2">println "evaluated to true"</text:p>
      <text:p text:style-name="P2">}</text:p>
      <text:p text:style-name="P2">op-evaluated to true</text:p>
      <text:p text:style-name="P2"/>
      <text:p text:style-name="P2">if(-1)</text:p>
      <text:p text:style-name="P2">{</text:p>
      <text:p text:style-name="P2">println "evaluated to true"</text:p>
      <text:p text:style-name="P2">}</text:p>
      <text:p text:style-name="P2">op-evaluated to true</text:p>
      <text:p text:style-name="P2"/>
      <text:p text:style-name="P2">if(List [])</text:p>
      <text:p text:style-name="P2">{</text:p>
      <text:p text:style-name="P2">println "evaluated to true"</text:p>
      <text:p text:style-name="P2">}</text:p>
      <text:p text:style-name="P2">op-evaluated to true</text:p>
      <text:p text:style-name="P2"/>
      <text:p text:style-name="P5">if("test")</text:p>
      <text:p text:style-name="P5">{</text:p>
      <text:p text:style-name="P5">println "evaluated to true"</text:p>
      <text:p text:style-name="P5">}</text:p>
      <text:p text:style-name="P3">op-evaluated to true</text:p>
      <text:p text:style-name="P3"/>
      <text:p text:style-name="P7">Ques 6.<text:span text:style-name="T2">. Write a class HourMinute where the class stores hours and minutes as separate fields. Overload + and - operator operator for this class </text:span></text:p>
      <text:p text:style-name="P6"/>
      <text:p text:style-name="P6"><text:bookmark-start text:name="__DdeLink__280_562246023"/>class HourMinute</text:p>
      <text:p text:style-name="P6">{</text:p>
      <text:p text:style-name="P6">int hours</text:p>
      <text:p text:style-name="P6">int minutes</text:p>
      <text:p text:style-name="P6">}</text:p>
      <text:p text:style-name="P6"/>
      <text:p text:style-name="P6">HourMinute hm=new HourMinute()</text:p>
      <text:p text:style-name="P6">hm.hours=6</text:p>
      <text:p text:style-name="P6">hm.minutes=56</text:p>
      <text:p text:style-name="P6"/>
      <text:p text:style-name="P6">println hm.hours+hm.minutes</text:p>
      <text:p text:style-name="P6"/>
      <text:p text:style-name="P6">println hm.minutes-hm.hours<text:bookmark-end text:name="__DdeLink__280_562246023"/></text:p>
      <text:p text:style-name="P6"/>
      <text:p text:style-name="P6"/>
      <text:p text:style-name="P9">Ques 7.<text:span text:style-name="T2">Print multiple of 3 upto 10 terms <text:s/>using groovy special methods</text:span></text:p>
      <text:p text:style-name="P12">10.times{</text:p>
      <text:p text:style-name="P12">int a= 3*(it+1)</text:p>
      <text:p text:style-name="P12">println a</text:p>
      <text:p text:style-name="P12">}</text:p>
      <text:p text:style-name="P8"/>
      <text:p text:style-name="P11">Ques 8.<text:span text:style-name="T2">Write a closure which checks if a value is contained within a list where the closure accepts two parameters </text:span></text:p>
      <text:p text:style-name="P10"/>
      <text:p text:style-name="P10">def check = {List list , int a -&gt;</text:p>
      <text:p text:style-name="P10"><text:soft-page-break/></text:p>
      <text:p text:style-name="P10"><text:s text:c="3"/>boolean res= list.contains(a)</text:p>
      <text:p text:style-name="P10"><text:s text:c="3"/>if(res==true)</text:p>
      <text:p text:style-name="P10"><text:s text:c="3"/>println "Element presesnt"</text:p>
      <text:p text:style-name="P10"><text:s text:c="3"/>else println "Not Present"</text:p>
      <text:p text:style-name="P10">}</text:p>
      <text:p text:style-name="P10">List a=[1,2,3,4,5];</text:p>
      <text:p text:style-name="P10">check(a,5)</text:p>
      <text:p text:style-name="P10"/>
      <text:p text:style-name="P14">Ques 8.Write a closure which checks whether a file is contained in a list or not</text:p>
      <text:p text:style-name="P14">def listContain={ List list ,int n-&gt; </text:p>
      <text:p text:style-name="P14">if(list.contains(n)) </text:p>
      <text:p text:style-name="P14"><text:s text:c="4"/>println "contain the element" </text:p>
      <text:p text:style-name="P14"><text:s text:c="4"/>else println"not contain" </text:p>
      <text:p text:style-name="P14">} </text:p>
      <text:p text:style-name="P14"/>
      <text:p text:style-name="P14">List li=[1,2,3,4,5,6] </text:p>
      <text:p text:style-name="P14"/>
      <text:p text:style-name="P14">listContain(li,5)</text:p>
      <text:p text:style-name="P14"/>
      <text:p text:style-name="P14">Ques 9.Combine contents of text files to a new File</text:p>
      <text:p text:style-name="P14">import groovy.io.FileType </text:p>
      <text:p text:style-name="P14">File latest= new File("l.txt") </text:p>
      <text:p text:style-name="P14"/>
      <text:p text:style-name="P14">new File('.').eachFile(FileType.FILES) </text:p>
      <text:p text:style-name="P14">{ </text:p>
      <text:p text:style-name="P14">if(it.name.endsWith(".txt")){ </text:p>
      <text:p text:style-name="P14"/>
      <text:p text:style-name="P14">println it </text:p>
      <text:p text:style-name="P14"/>
      <text:p text:style-name="P14">latest.append(it.text) </text:p>
      <text:p text:style-name="P14">} </text:p>
      <text:p text:style-name="P14">}</text:p>
      <text:p text:style-name="P14"/>
      <text:p text:style-name="P14">Ques 11.Write a method which removes White Spaces blanks and tabs from a file</text:p>
      <text:p text:style-name="P14">File f = new File("no white space output") </text:p>
      <text:p text:style-name="P14">f.text = '' </text:p>
      <text:p text:style-name="P14">new File("a.txt").text.getChars().each { </text:p>
      <text:p text:style-name="P14">if(it != ' ' &amp;&amp; it!='\t' &amp;&amp; it!='\n') </text:p>
      <text:p text:style-name="P14"><text:s text:c="2"/>f&lt;&lt;it </text:p>
      <text:p text:style-name="P14">} </text:p>
      <text:p text:style-name="P14">f.text</text:p>
      <text:p text:style-name="P14"/>
      <text:p text:style-name="P14">Ques 12.<text:span text:style-name="T3">Make copy of an image byte by byte</text:span></text:p>
      <text:p text:style-name="P14">File f=new File("/home/meenakshi/Pictures/1374046.jpg") </text:p>
      <text:p text:style-name="P14">File f1=new File("pic-copy.jpg") </text:p>
      <text:p text:style-name="P14"/>
      <text:p text:style-name="P14">f1.setBytes(f.getBytes())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0:52:56.906760469</meta:creation-date>
    <dc:date>2015-02-12T12:35:50.849692079</dc:date>
    <meta:editing-duration>PT6H15M53S</meta:editing-duration>
    <meta:editing-cycles>10</meta:editing-cycles>
    <meta:generator>LibreOffice/4.2.3.3$Linux_X86_64 LibreOffice_project/420m0$Build-3</meta:generator>
    <meta:document-statistic meta:table-count="0" meta:image-count="0" meta:object-count="0" meta:page-count="4" meta:paragraph-count="158" meta:word-count="531" meta:character-count="3515" meta:non-whitespace-character-count="3093"/>
  </office:meta>
</office:document-meta>
</file>